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688cm" fo:min-width="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8.5cm"/>
    </style:style>
    <style:style style:name="gr3" style:family="graphic" style:parent-style-name="standard">
      <style:graphic-properties draw:stroke="none" svg:stroke-color="#000000" draw:fill="none" draw:fill-color="#ffffff" fo:min-height="4.2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8cm" fo:min-width="2.7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2cm" fo:min-width="1.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88cm" fo:min-width="2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1.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3.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5.93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5cm" svg:height="4.5cm" svg:x="0cm" svg:y="0.638cm">
          <draw:text-box>
            <text:p text:style-name="P2"><text:span text:style-name="T1">Date</text:span></text:p>
            <text:p text:style-name="P2"><text:span text:style-name="T1"/></text:p>
            <text:p text:style-name="P2"><text:span text:style-name="T1">Course Code</text:span></text:p>
            <text:p text:style-name="P2"><text:span text:style-name="T1"/></text:p>
            <text:p text:style-name="P2"><text:span text:style-name="T1">Laps</text:span></text:p>
          </draw:text-box>
        </draw:frame>
        <draw:custom-shape draw:style-name="gr4" draw:text-style-name="P3" draw:layer="layout" svg:width="3.2cm" svg:height="0.838cm" svg:x="5.5cm" svg:y="0.738cm">
          <text:p text:style-name="P3"><text:span text:style-name="T1">Add event 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7cm" svg:x="3.2cm" svg:y="0.738cm">
          <text:p text:style-name="P3"><text:span text:style-name="T1">23/7/201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0.662cm" svg:x="3.2cm" svg:y="1.638cm">
          <text:p text:style-name="P3"><text:span text:style-name="T1">E33/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2.738cm" svg:x="5.515cm" svg:y="1.811cm">
          <text:p text:style-name="P1"><text:span text:style-name="T1">Handicap 10</text:span></text:p>
          <text:p text:style-name="P1"><text:span text:style-name="T1">Transmedia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0.6cm" svg:x="3.2cm" svg:y="2.43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8cm" svg:height="0.7cm" svg:x="0.6cm" svg:y="4.738cm">
          <text:p text:style-name="P3"><text:span text:style-name="T1">Sav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7cm" svg:height="0.7cm" svg:x="2.7cm" svg:y="4.738cm">
          <text:p text:style-name="P3"><text:span text:style-name="T1">Save&amp; Add reco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21:08:31.139000000</meta:creation-date>
    <dc:date>2014-12-04T11:09:45.380000000</dc:date>
    <meta:editing-duration>PT25M11S</meta:editing-duration>
    <meta:editing-cycles>6</meta:editing-cycles>
    <meta:generator>LibreOffice/4.3.2.2$Windows_x86 LibreOffice_project/edfb5295ba211bd31ad47d0bad0118690f76407d</meta:generator>
    <meta:document-statistic meta:object-count="10"/>
  </office:meta>
</office:document-meta>
</file>